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start" style:justify-single-word="false" style:page-number="1"/>
      <style:text-properties style:font-name="Candara" fo:font-size="36pt" fo:font-weight="bold" style:font-name-asian="Candara1" style:font-size-asian="36pt" style:font-weight-asian="bold" style:font-name-complex="Candara1" style:font-size-complex="36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P4" style:family="paragraph" style:parent-style-name="normal" style:list-style-name="WWNum3">
      <style:paragraph-properties fo:margin-left="0.635cm" fo:margin-top="0cm" fo:margin-bottom="0cm" style:contextual-spacing="false" fo:line-height="100%" fo:text-indent="-0.635cm" style:auto-text-indent="false"/>
    </style:style>
    <style:style style:name="P5" style:family="paragraph" style:parent-style-name="normal" style:list-style-name="WWNum3">
      <style:paragraph-properties fo:margin-left="1.397cm" fo:margin-top="0cm" fo:margin-bottom="0cm" style:contextual-spacing="false" fo:line-height="100%" fo:text-indent="-0.762cm" style:auto-text-indent="false"/>
    </style:style>
    <style:style style:name="P6" style:family="paragraph" style:parent-style-name="normal" style:list-style-name="WWNum3">
      <style:paragraph-properties fo:margin-top="0cm" fo:margin-bottom="0cm" style:contextual-spacing="false" fo:line-height="100%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paragraph-properties fo:margin-top="0cm" fo:margin-bottom="0.282cm" style:contextual-spacing="false" fo:text-align="center" style:justify-single-word="false" fo:break-before="page"/>
    </style:style>
    <style:style style:name="P9" style:family="paragraph" style:parent-style-name="normal">
      <style:paragraph-properties fo:text-align="center" style:justify-single-word="false" fo:break-before="auto" fo:break-after="auto"/>
    </style:style>
    <style:style style:name="P10" style:family="paragraph" style:parent-style-name="normal">
      <style:paragraph-properties fo:text-align="center" style:justify-single-word="false" fo:break-before="column"/>
    </style:style>
    <style:style style:name="P11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2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3" style:family="paragraph" style:parent-style-name="normal" style:list-style-name="WWNum2">
      <loext:graphic-properties draw:fill="none" draw:fill-color="#ffffff"/>
      <style:paragraph-properties fo:margin-top="0cm" fo:margin-bottom="0cm" style:contextual-spacing="false" fo:line-height="108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  <style:text-properties officeooo:paragraph-rsid="00139d08"/>
    </style:style>
    <style:style style:name="P14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7" style:family="paragraph" style:parent-style-name="normal">
      <loext:graphic-properties draw:fill="none" draw:fill-color="#ffffff"/>
      <style:paragraph-properties fo:margin-left="0.7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9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20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</style:style>
    <style:style style:name="P21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orphans="2" fo:widows="2" fo:text-indent="-0.635cm" style:auto-text-indent="false" fo:background-color="transparent" fo:padding="0cm" fo:border="none" style:shadow="none" style:join-border="false"/>
    </style:style>
    <style:style style:name="P22" style:family="paragraph" style:parent-style-name="normal" style:list-style-name="WWNum2">
      <loext:graphic-properties draw:fill="none" draw:fill-color="#ffffff"/>
      <style:paragraph-properties fo:margin-top="0cm" fo:margin-bottom="0cm" style:contextual-spacing="false" fo:line-height="108%" fo:text-align="start" style:justify-single-word="false" fo:orphans="2" fo:widows="2" fo:background-color="transparent" fo:padding="0cm" fo:border="none" style:shadow="none" style:join-border="false"/>
      <style:text-properties officeooo:paragraph-rsid="00139d08"/>
    </style:style>
    <style:style style:name="P23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officeooo:paragraph-rsid="001bb539"/>
    </style:style>
    <style:style style:name="P24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orphans="2" fo:widows="2" fo:text-indent="-0.635cm" style:auto-text-indent="false" fo:background-color="transparent" fo:padding="0cm" fo:border="none" style:shadow="none" style:join-border="false"/>
    </style:style>
    <style:style style:name="P25" style:family="paragraph" style:parent-style-name="normal" style:list-style-name="WWNum3" style:master-page-name="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</style:style>
    <style:style style:name="P26" style:family="paragraph" style:parent-style-name="normal" style:list-style-name="WWNum3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</style:style>
    <style:style style:name="P27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15111" officeooo:paragraph-rsid="00115111" fo:background-color="transparent" style:font-size-asian="11pt" style:font-style-asian="normal" style:font-size-complex="11pt"/>
    </style:style>
    <style:style style:name="P28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1fe75" officeooo:paragraph-rsid="0011fe75" fo:background-color="transparent" style:font-size-asian="11pt" style:font-style-asian="normal" style:font-size-complex="11pt"/>
    </style:style>
    <style:style style:name="P29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8c206" officeooo:paragraph-rsid="0018c206" fo:background-color="transparent" style:font-size-asian="11pt" style:font-style-asian="normal" style:font-size-complex="11pt"/>
    </style:style>
    <style:style style:name="P30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a8a8a" officeooo:paragraph-rsid="001a8a8a" fo:background-color="transparent" style:font-size-asian="11pt" style:font-style-asian="normal" style:font-size-complex="11pt"/>
    </style:style>
    <style:style style:name="P31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a8a8a" officeooo:paragraph-rsid="001a8a8a" fo:background-color="transparent" style:font-size-asian="11pt" style:font-style-asian="normal" style:font-size-complex="11pt"/>
    </style:style>
    <style:style style:name="P32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bb539" officeooo:paragraph-rsid="001bb539" fo:background-color="transparent" style:font-size-asian="11pt" style:font-style-asian="normal" style:font-size-complex="11pt"/>
    </style:style>
    <style:style style:name="P33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bb539" officeooo:paragraph-rsid="001bb539" fo:background-color="transparent" style:font-size-asian="11pt" style:font-style-asian="normal" style:font-size-complex="11pt"/>
    </style:style>
    <style:style style:name="P34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bd7b0" officeooo:paragraph-rsid="001bd7b0" fo:background-color="transparent" style:font-size-asian="11pt" style:font-style-asian="normal" style:font-size-complex="11pt"/>
    </style:style>
    <style:style style:name="P35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d3557" officeooo:paragraph-rsid="001d3557" fo:background-color="transparent" style:font-size-asian="11pt" style:font-style-asian="normal" style:font-size-complex="11pt"/>
    </style:style>
    <style:style style:name="P36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dc8f2" officeooo:paragraph-rsid="001dc8f2" fo:background-color="transparent" style:font-size-asian="11pt" style:font-style-asian="normal" style:font-size-complex="11pt"/>
    </style:style>
    <style:style style:name="P37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238402" officeooo:paragraph-rsid="00238402" fo:background-color="transparent" style:font-size-asian="11pt" style:font-style-asian="normal" style:font-size-complex="11pt"/>
    </style:style>
    <style:style style:name="P38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238402" officeooo:paragraph-rsid="00238402" fo:background-color="transparent" style:font-size-asian="11pt" style:font-style-asian="normal" style:font-size-complex="11pt"/>
    </style:style>
    <style:style style:name="P39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238fc5" officeooo:paragraph-rsid="00238fc5" fo:background-color="transparent" style:font-size-asian="11pt" style:font-style-asian="normal" style:font-size-complex="11pt"/>
    </style:style>
    <style:style style:name="P40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24b96f" officeooo:paragraph-rsid="0024b96f" fo:background-color="transparent" style:font-size-asian="11pt" style:font-style-asian="normal" style:font-size-complex="11pt"/>
    </style:style>
    <style:style style:name="P41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25f263" officeooo:paragraph-rsid="0025f263" fo:background-color="transparent" style:font-size-asian="11pt" style:font-style-asian="normal" style:font-size-complex="11pt"/>
    </style:style>
    <style:style style:name="P42" style:family="paragraph" style:parent-style-name="normal">
      <loext:graphic-properties draw:fill="none" draw:fill-color="#ffffff"/>
      <style:paragraph-properties fo:margin-left="2.032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background-color="transparent" style:font-size-asian="11pt" style:font-style-asian="normal" style:font-size-complex="11pt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background-color="transparent" style:font-size-asian="11pt" style:font-style-asian="normal" style:font-size-complex="11pt"/>
    </style:style>
    <style:style style:name="P44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background-color="transparent" style:font-size-asian="11pt" style:font-style-asian="normal" style:font-size-complex="11pt"/>
    </style:style>
    <style:style style:name="P45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background-color="transparent" style:font-size-asian="11pt" style:font-style-asian="normal" style:font-size-complex="11pt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1pt" style:text-underline-style="none" style:font-size-asian="11pt" style:font-size-complex="11pt"/>
    </style:style>
    <style:style style:name="P47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  <style:text-properties fo:font-size="14pt" fo:font-weight="bold" style:font-size-asian="14pt" style:font-weight-asian="bold" style:font-size-complex="14pt"/>
    </style:style>
    <style:style style:name="P48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officeooo:rsid="001dc8f2" officeooo:paragraph-rsid="001dc8f2"/>
    </style:style>
    <style:style style:name="P49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officeooo:rsid="001dc8f2" officeooo:paragraph-rsid="001dc8f2"/>
    </style:style>
    <style:style style:name="P50" style:family="paragraph" style:parent-style-name="normal" style:list-style-name="WWNum3">
      <style:paragraph-properties fo:margin-left="1.397cm" fo:margin-top="0cm" fo:margin-bottom="0cm" style:contextual-spacing="false" fo:line-height="100%" fo:text-indent="-0.762cm" style:auto-text-indent="false"/>
      <style:text-properties officeooo:rsid="001ffb7c" officeooo:paragraph-rsid="001ffb7c"/>
    </style:style>
    <style:style style:name="P51" style:family="paragraph" style:parent-style-name="normal" style:list-style-name="WWNum3">
      <style:paragraph-properties fo:margin-left="1.397cm" fo:margin-top="0cm" fo:margin-bottom="0cm" style:contextual-spacing="false" fo:line-height="100%" fo:text-indent="-0.762cm" style:auto-text-indent="false"/>
      <style:text-properties officeooo:rsid="00234d8e" officeooo:paragraph-rsid="00234d8e"/>
    </style:style>
    <style:style style:name="P52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officeooo:rsid="0024b96f" officeooo:paragraph-rsid="0024b96f"/>
    </style:style>
    <style:style style:name="T1" style:family="text">
      <style:text-properties style:font-name="Candara" fo:font-size="36pt" fo:font-weight="bold" style:font-name-asian="Candara1" style:font-size-asian="36pt" style:font-weight-asian="bold" style:font-name-complex="Candara1" style:font-size-complex="36pt"/>
    </style:style>
    <style:style style:name="T2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style style:name="T3" style:family="text">
      <style:text-properties style:font-name="Candara" fo:font-size="16pt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fo:background-color="transparent" loext:char-shading-value="0" style:font-style-asian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fo:background-color="transparent" loext:char-shading-value="0" style:font-size-asian="11pt" style:font-style-asian="normal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bb539" fo:background-color="transparent" loext:char-shading-value="0" style:font-size-asian="11pt" style:font-style-asian="normal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background-color="transparent" loext:char-shading-value="0" style:font-size-asian="11pt" style:font-style-asian="normal" style:font-size-complex="11pt"/>
    </style:style>
    <style:style style:name="T10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1pt" style:text-underline-style="none" style:font-size-asian="11pt" style:font-size-complex="11pt"/>
    </style:style>
    <style:style style:name="T15" style:family="text">
      <style:text-properties fo:font-size="36pt" fo:font-weight="bold" style:font-size-asian="36pt" style:font-weight-asian="bold" style:font-size-complex="36pt"/>
    </style:style>
    <style:style style:name="T16" style:family="text">
      <style:text-properties officeooo:rsid="00125571"/>
    </style:style>
    <style:style style:name="T17" style:family="text">
      <style:text-properties officeooo:rsid="00136ab6"/>
    </style:style>
    <style:style style:name="T18" style:family="text">
      <style:text-properties officeooo:rsid="00139d08"/>
    </style:style>
    <style:style style:name="T19" style:family="text">
      <style:text-properties officeooo:rsid="001eab98"/>
    </style:style>
    <style:style style:name="T20" style:family="text">
      <style:text-properties officeooo:rsid="00238402"/>
    </style:style>
    <style:style style:name="T21" style:family="text">
      <style:text-properties fo:color="#c9211e" loext:opacity="100%"/>
    </style:style>
    <style:style style:name="T22" style:family="text">
      <style:text-properties fo:color="#009933" loext:opacity="100%"/>
    </style:style>
    <style:style style:name="T23" style:family="text">
      <style:text-properties fo:color="#009933" loext:opacity="100%" fo:font-weight="bold" style:font-weight-asian="bold" style:font-weight-complex="bold"/>
    </style:style>
    <style:style style:name="T24" style:family="text">
      <style:text-properties fo:color="#009933" loext:opacity="100%" fo:font-weight="bold" officeooo:rsid="00238402" style:font-weight-asian="bold" style:font-weight-complex="bold"/>
    </style:style>
    <style:style style:name="T25" style:family="text">
      <style:text-properties fo:color="#009933" loext:opacity="100%" officeooo:rsid="00238402"/>
    </style:style>
    <style:style style:name="Sect1" style:family="section">
      <style:section-properties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eading=h.30j0zll"/><text:bookmark text:name="_heading=h.gjdgxs"/></text:p>
      <text:p text:style-name="P7"><text:bookmark-end text:name="_heading=h.30j0zll"/><text:span text:style-name="T1">VIDEO AND SOUND</text:span></text:p>
      <text:p text:style-name="P7"><text:span text:style-name="T1"/></text:p>
      <text:section text:style-name="Sect1" text:name="TextSection">
        <text:p text:style-name="P7"><text:span text:style-name="T10">Page 64</text:span></text:p>
        <text:p text:style-name="P7"><text:span text:style-name="T10"/></text:p>
        <text:list text:style-name="WWNum2">
          <text:list-item>
            <text:p text:style-name="P11">Answer the questions:</text:p>
            <text:list>
              <text:list-item>
                <text:p text:style-name="P27">b, c</text:p>
              </text:list-item>
              <text:list-item>
                <text:p text:style-name="P28">a</text:p>
              </text:list-item>
              <text:list-item>
                <text:p text:style-name="P28">c</text:p>
              </text:list-item>
              <text:list-item>
                <text:p text:style-name="P28">b, <text:span text:style-name="T16">c</text:span></text:p>
              </text:list-item>
              <text:list-item>
                <text:p text:style-name="P28">b</text:p>
              </text:list-item>
            </text:list>
          </text:list-item>
        </text:list>
        <text:p text:style-name="P42"/>
        <text:list text:continue-numbering="true" text:style-name="WWNum2">
          <text:list-item>
            <text:p text:style-name="P11"><text:span text:style-name="T9">Listen</text:span> and choose the correct answer:</text:p>
          </text:list-item>
        </text:list>
        <text:p text:style-name="P14">2.1. <text:span text:style-name="T17">website</text:span></text:p>
        <text:p text:style-name="P14">2.2. <text:span text:style-name="T17">lens</text:span></text:p>
        <text:p text:style-name="P14">2.3. <text:span text:style-name="T17">images</text:span></text:p>
        <text:p text:style-name="P14">2.4. <text:span text:style-name="T17">pocket</text:span></text:p>
        <text:p text:style-name="P14">2.5. <text:span text:style-name="T17">equipment</text:span></text:p>
        <text:p text:style-name="P43"/>
        <text:list text:continue-numbering="true" text:style-name="WWNum2">
          <text:list-item>
            <text:p text:style-name="P11"><text:span text:style-name="T9">Nada que hacer.</text:span></text:p>
          </text:list-item>
        </text:list>
        <text:p text:style-name="P21"><text:span text:style-name="T9"/></text:p>
        <text:p text:style-name="P21"><text:span text:style-name="T9"/></text:p>
        <text:p text:style-name="P9"><text:span text:style-name="T10">Page 65</text:span></text:p>
        <text:p text:style-name="P7"><text:span text:style-name="T10"/></text:p>
        <text:list text:continue-numbering="true" text:style-name="WWNum2">
          <text:list-item>
            <text:p text:style-name="P11">Answer the questions:</text:p>
            <text:list>
              <text:list-item>
                <text:p text:style-name="P13"><text:span text:style-name="T18">Innovative products to sell on the website.</text:span></text:p>
              </text:list-item>
              <text:list-item>
                <text:p text:style-name="P22"><text:span text:style-name="T9">Yes, they wrote good reviews.</text:span></text:p>
              </text:list-item>
              <text:list-item>
                <text:p text:style-name="P22"><text:span text:style-name="T9">Because he says that everyone uses their cell phone to take photos.</text:span></text:p>
              </text:list-item>
              <text:list-item>
                <text:p text:style-name="P22"><text:span text:style-name="T9">Because it fits in the pocket.</text:span></text:p>
              </text:list-item>
              <text:list-item>
                <text:p text:style-name="P22"><text:span text:style-name="T9">Simply connecting it to our phone or tablet.</text:span></text:p>
              </text:list-item>
            </text:list>
          </text:list-item>
        </text:list>
        <text:p text:style-name="P44"/>
        <text:p text:style-name="P7"><text:span text:style-name="T10"/></text:p>
        <text:p text:style-name="P10"><text:span text:style-name="T10">Working with vocabulary</text:span></text:p>
        <text:list text:continue-numbering="true" text:style-name="WWNum2">
          <text:list-item>
            <text:p text:style-name="P11">Listen and match<text:span text:style-name="T9">:</text:span></text:p>
            <text:list>
              <text:list-item>
                <text:p text:style-name="P29">flat surface</text:p>
              </text:list-item>
              <text:list-item>
                <text:p text:style-name="P29">charging cradle</text:p>
              </text:list-item>
              <text:list-item>
                <text:p text:style-name="P30">virtual projection keyboard (VPK)</text:p>
              </text:list-item>
              <text:list-item>
                <text:p text:style-name="P31">pocket-sized</text:p>
              </text:list-item>
              <text:list-item>
                <text:p text:style-name="P31">360 degrees</text:p>
              </text:list-item>
              <text:list-item>
                <text:p text:style-name="P31">dongle</text:p>
              </text:list-item>
              <text:list-item>
                <text:p text:style-name="P31">beam</text:p>
              </text:list-item>
              <text:list-item>
                <text:p text:style-name="P31">hands-free</text:p>
                <text:p text:style-name="P12"/>
              </text:list-item>
            </text:list>
          </text:list-item>
          <text:list-item>
            <text:p text:style-name="P11">Match<text:span text:style-name="T9">:</text:span></text:p>
            <text:list>
              <text:list-item>
                <text:p text:style-name="P32">g</text:p>
              </text:list-item>
              <text:list-item>
                <text:p text:style-name="P32">d</text:p>
              </text:list-item>
              <text:list-item>
                <text:p text:style-name="P32">b</text:p>
              </text:list-item>
              <text:list-item>
                <text:p text:style-name="P32">f</text:p>
              </text:list-item>
              <text:list-item>
                <text:p text:style-name="P33">a</text:p>
              </text:list-item>
              <text:list-item>
                <text:p text:style-name="P33">c</text:p>
              </text:list-item>
              <text:list-item>
                <text:p text:style-name="P23"><text:span text:style-name="T8">e</text:span></text:p>
              </text:list-item>
            </text:list>
          </text:list-item>
        </text:list>
        <text:p text:style-name="P15"/>
        <text:list text:continue-numbering="true" text:style-name="WWNum2">
          <text:list-item>
            <text:p text:style-name="P11"><text:span text:style-name="T9">Listen and </text:span>choose the correct answer<text:span text:style-name="T9">:</text:span></text:p>
            <text:list>
              <text:list-item>
                <text:p text:style-name="P34">a</text:p>
              </text:list-item>
              <text:list-item>
                <text:p text:style-name="P34">b</text:p>
              </text:list-item>
              <text:list-item>
                <text:p text:style-name="P34">b</text:p>
              </text:list-item>
              <text:list-item>
                <text:p text:style-name="P34">a</text:p>
              </text:list-item>
              <text:list-item>
                <text:p text:style-name="P34">a</text:p>
              </text:list-item>
            </text:list>
          </text:list-item>
        </text:list>
        <text:p text:style-name="P44"/>
        <text:list text:continue-numbering="true" text:style-name="WWNum2">
          <text:list-item>
            <text:p text:style-name="P11">Answer the questions using words from ex. 5-7<text:span text:style-name="T9">:</text:span></text:p>
            <text:list>
              <text:list-item>
                <text:p text:style-name="P35">audio clip</text:p>
              </text:list-item>
              <text:list-item>
                <text:p text:style-name="P35">infrared</text:p>
              </text:list-item>
              <text:list-item>
                <text:p text:style-name="P34">pocket-sized</text:p>
              </text:list-item>
              <text:list-item>
                <text:p text:style-name="P34">dongle</text:p>
              </text:list-item>
              <text:list-item>
                <text:p text:style-name="P34">hands-free</text:p>
              </text:list-item>
            </text:list>
          </text:list-item>
        </text:list>
        <text:p text:style-name="P45"/>
        <text:p text:style-name="P46"><text:span text:style-name="T12"/></text:p>
      </text:section>
      <text:section text:style-name="Sect2" text:name="Sección1">
        <text:p text:style-name="P8" loext:marker-style-name="T15"><text:span text:style-name="T15">Gaming</text:span><text:span text:style-name="T15"/></text:p>
      </text:section>
      <text:section text:style-name="Sect3" text:name="Sección2">
        <text:p text:style-name="P7" loext:marker-style-name="T10"><text:span text:style-name="T10">Page 66</text:span><text:span text:style-name="T10"/></text:p>
        <text:list text:style-name="WWNum3">
          <text:list-item>
            <text:p text:style-name="P19" loext:marker-style-name="T6">Decide A,B,C or D<text:span text:style-name="T9">:</text:span><text:span text:style-name="T9"/></text:p>
            <text:list>
              <text:list-item>
                <text:p text:style-name="P36" loext:marker-style-name="T7">b</text:p>
              </text:list-item>
              <text:list-item>
                <text:p text:style-name="P36" loext:marker-style-name="T7">a</text:p>
              </text:list-item>
              <text:list-item>
                <text:p text:style-name="P36" loext:marker-style-name="T7">d</text:p>
              </text:list-item>
              <text:list-item>
                <text:p text:style-name="P36" loext:marker-style-name="T7">d</text:p>
              </text:list-item>
              <text:list-item>
                <text:p text:style-name="P48" loext:marker-style-name="T7"><text:span text:style-name="T7">c</text:span></text:p>
              </text:list-item>
              <text:list-item>
                <text:p text:style-name="P49" loext:marker-style-name="T7"><text:span text:style-name="T7">c</text:span></text:p>
              </text:list-item>
            </text:list>
          </text:list-item>
        </text:list>
        <text:p text:style-name="P45" loext:marker-style-name="T9"/>
        <text:list text:continue-numbering="true" text:style-name="WWNum3">
          <text:list-item>
            <text:p text:style-name="P19" loext:marker-style-name="T6">Match<text:span text:style-name="T9">:</text:span></text:p>
            <text:list>
              <text:list-item>
                <text:p text:style-name="P25"><text:s/><text:span text:style-name="T19">c</text:span></text:p>
              </text:list-item>
              <text:list-item>
                <text:p text:style-name="P26"><text:s/><text:span text:style-name="T19">f</text:span></text:p>
              </text:list-item>
              <text:list-item>
                <text:p text:style-name="P26"><text:s/><text:span text:style-name="T19">a</text:span></text:p>
              </text:list-item>
              <text:list-item>
                <text:p text:style-name="P26"><text:s/><text:span text:style-name="T19">b</text:span></text:p>
              </text:list-item>
              <text:list-item>
                <text:p text:style-name="P26"><text:s/><text:span text:style-name="T19">d</text:span></text:p>
              </text:list-item>
              <text:list-item>
                <text:p text:style-name="P26"><text:s/><text:span text:style-name="T19">e</text:span></text:p>
              </text:list-item>
            </text:list>
          </text:list-item>
        </text:list>
        <text:p text:style-name="P17"/>
        <text:p text:style-name="P7" loext:marker-style-name="T9"><text:span text:style-name="T10">Page 67</text:span></text:p>
        <text:list text:continue-numbering="true" text:style-name="WWNum3">
          <text:list-item>
            <text:p text:style-name="P19" loext:marker-style-name="T6"><text:span text:style-name="T9">Nada que hacer aquí.</text:span></text:p>
            <text:p text:style-name="P24" loext:marker-style-name="T6"><text:span text:style-name="T9"/></text:p>
          </text:list-item>
          <text:list-item>
            <text:p text:style-name="P4">Complete the sentences:</text:p>
            <text:list>
              <text:list-item>
                <text:p text:style-name="P50">memory capacity on your graphics card, compatible.</text:p>
              </text:list-item>
              <text:list-item>
                <text:p text:style-name="P50">internet speed</text:p>
              </text:list-item>
              <text:list-item>
                <text:p text:style-name="P51">QR scanner</text:p>
              </text:list-item>
              <text:list-item>
                <text:p text:style-name="P5">many of the simpler games.</text:p>
              </text:list-item>
              <text:list-item>
                <text:p text:style-name="P51">Goggles and a motion controller</text:p>
              </text:list-item>
            </text:list>
          </text:list-item>
        </text:list>
        <text:p text:style-name="P44" loext:marker-style-name="T9"/>
        <text:p text:style-name="P7" loext:marker-style-name="T10"><text:span text:style-name="T10">Working with vocabulary</text:span><text:span text:style-name="T10"/></text:p>
        <text:list text:continue-numbering="true" text:style-name="WWNum3">
          <text:list-item>
            <text:p text:style-name="P6">Decide which sentences are correct. Correct the false ones:</text:p>
            <text:list>
              <text:list-item>
                <text:p text:style-name="P37" loext:marker-style-name="T7">False. &gt; <text:span text:style-name="T23">If something is reputable, it has got a good reputation.</text:span></text:p>
              </text:list-item>
              <text:list-item>
                <text:p text:style-name="P37" loext:marker-style-name="T7">Correct</text:p>
              </text:list-item>
              <text:list-item>
                <text:p text:style-name="P37" loext:marker-style-name="T7">Correct</text:p>
              </text:list-item>
              <text:list-item>
                <text:p text:style-name="P37" loext:marker-style-name="T7">False. &gt; <text:span text:style-name="T23">You dispose of something that you don't need.</text:span></text:p>
              </text:list-item>
              <text:list-item>
                <text:p text:style-name="P38" loext:marker-style-name="T7">Correct</text:p>
              </text:list-item>
            </text:list>
          </text:list-item>
        </text:list>
        <text:p text:style-name="P16"><text:s text:c="7"/>5.6. <text:s/><text:span text:style-name="T20">False. &gt; </text:span><text:span text:style-name="T24">Spyware software is installed in a computer in order to collect information about the user.</text:span></text:p>
        <text:p text:style-name="P16"/>
        <text:list text:continue-numbering="true" text:style-name="WWNum3">
          <text:list-item>
            <text:p text:style-name="P19" loext:marker-style-name="T6">Choose<text:span text:style-name="T9">:</text:span><text:span text:style-name="T9"/></text:p>
            <text:list>
              <text:list-item>
                <text:p text:style-name="P39" loext:marker-style-name="T7">goggles</text:p>
              </text:list-item>
              <text:list-item>
                <text:p text:style-name="P39" loext:marker-style-name="T7">review</text:p>
              </text:list-item>
              <text:list-item>
                <text:p text:style-name="P39" loext:marker-style-name="T7">A first person shooter (FPS)</text:p>
              </text:list-item>
              <text:list-item>
                <text:p text:style-name="P39" loext:marker-style-name="T7">gaming platforms</text:p>
              </text:list-item>
            </text:list>
          </text:list-item>
        </text:list>
        <text:p text:style-name="P18"/>
        <text:p text:style-name="P43" loext:marker-style-name="T9"/>
        <text:list text:continue-numbering="true" text:style-name="WWNum3">
          <text:list-item>
            <text:p text:style-name="P19" loext:marker-style-name="T6">Complete<text:span text:style-name="T9">:</text:span><text:span text:style-name="T9"/></text:p>
            <text:list>
              <text:list-item>
                <text:p text:style-name="P39" loext:marker-style-name="T7">MMORPG</text:p>
              </text:list-item>
              <text:list-item>
                <text:p text:style-name="P40" loext:marker-style-name="T7">involve</text:p>
              </text:list-item>
              <text:list-item>
                <text:p text:style-name="P40" loext:marker-style-name="T7">revealed</text:p>
              </text:list-item>
              <text:list-item>
                <text:p text:style-name="P40" loext:marker-style-name="T7">virtual reality</text:p>
              </text:list-item>
              <text:list-item>
                <text:p text:style-name="P40" loext:marker-style-name="T7">gadgets</text:p>
              </text:list-item>
              <text:list-item>
                <text:p text:style-name="P52" loext:marker-style-name="T7">motion</text:p>
              </text:list-item>
            </text:list>
          </text:list-item>
        </text:list>
        <text:p text:style-name="P18"/>
        <text:list text:continue-numbering="true" text:style-name="WWNum3">
          <text:list-item>
            <text:p text:style-name="P19" loext:marker-style-name="T6"><text:span text:style-name="T9">Match:</text:span><text:span text:style-name="T9"/></text:p>
            <text:list>
              <text:list-item>
                <text:p text:style-name="P41" loext:marker-style-name="T7">b</text:p>
              </text:list-item>
              <text:list-item>
                <text:p text:style-name="P41" loext:marker-style-name="T7">d</text:p>
              </text:list-item>
              <text:list-item>
                <text:p text:style-name="P41" loext:marker-style-name="T7">e</text:p>
              </text:list-item>
              <text:list-item>
                <text:p text:style-name="P41" loext:marker-style-name="T7">a</text:p>
              </text:list-item>
              <text:list-item>
                <text:p text:style-name="P41" loext:marker-style-name="T7">c</text:p>
              </text:list-item>
            </text:list>
          </text:list-item>
        </text:list>
        <text:p text:style-name="P47" loext:marker-style-name="T12"/>
        <text:p text:style-name="P20"><text:span text:style-name="T12">“Your Turn”</text:span><text:span text:style-name="T13"> </text:span>Nada que hacer aquí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swiss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fo:font-weight="bold" style:font-size-asian="14pt" style:font-weight-asian="bold" style:font-size-complex="14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4pt" fo:font-weight="bold" style:font-size-asian="14pt" style:font-weight-asian="bold" style:font-size-complex="14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MT3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page-layout style:name="Mpm1">
      <style:page-layout-properties fo:page-width="21.001cm" fo:page-height="29.7cm" style:num-format="1" style:print-orientation="portrait" fo:margin-top="1cm" fo:margin-bottom="2.251cm" fo:margin-left="1.27cm" fo:margin-right="1.27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UNIT 1</text:span><text:span text:style-name="MT3">6</text:span><text:span text:style-name="MT2"><text:tab/></text:span><text:span text:style-name="MT3">VIDEO AND SOUND</text:span></text:p>
      </style:header>
      <style:header-left>
        <text:p text:style-name="MP2" loext:marker-style-name="MT2"><text:span text:style-name="MT3">Unit 16</text:span><text:span text:style-name="MT2"/></text:p>
      </style:head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9T12:49:39.115896901</dc:date>
    <meta:editing-duration>PT4M45S</meta:editing-duration>
    <meta:editing-cycles>1</meta:editing-cycles>
    <meta:document-statistic meta:table-count="0" meta:image-count="0" meta:object-count="0" meta:page-count="2" meta:paragraph-count="105" meta:word-count="360" meta:character-count="1780" meta:non-whitespace-character-count="1599"/>
    <meta:generator>LibreOffice/7.6.2.1$Linux_X86_64 LibreOffice_project/60$Build-1</meta:generator>
  </office:meta>
</office:document-meta>
</file>